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lientes">
        <table:table-row>
          <table:table-cell office:value-type="float" office:value="1">
            <text:p>1</text:p>
          </table:table-cell>
          <table:table-cell office:value-type="string">
            <text:p>Aristeres</text:p>
          </table:table-cell>
          <table:table-cell office:value-type="string">
            <text:p>Moreno</text:p>
          </table:table-cell>
          <table:table-cell office:value-type="string">
            <text:p>14053324</text:p>
          </table:table-cell>
          <table:table-cell office:value-type="string">
            <text:p>1082408</text:p>
          </table:table-cell>
          <table:table-cell office:value-type="string">
            <text:p>4169347026</text:p>
          </table:table-cell>
          <table:table-cell office:value-type="float" office:value="0">
            <text:p>0</text:p>
          </table:table-cell>
        </table:table-row>
      </table:table>
      <table:table table:name="dinero">
        <table:table-row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</table:table-row>
      </table:table>
      <table:table table:name="login">
        <table:table-row>
          <table:table-cell office:value-type="float" office:value="1">
            <text:p>1</text:p>
          </table:table-cell>
          <table:table-cell office:value-type="string">
            <text:p>gilmer12</text:p>
          </table:table-cell>
          <table:table-cell office:value-type="string">
            <text:p>1234</text:p>
          </table:table-cell>
          <table:table-cell office:value-type="string">
            <text:p>04243435447</text:p>
          </table:table-cell>
          <table:table-cell office:value-type="string">
            <text:p>blabla@hhh</text:p>
          </table:table-cell>
        </table:table-row>
      </table:table>
      <table:table table:name="publicaciones">
        <table:table-row>
          <table:table-cell office:value-type="float" office:value="1">
            <text:p>1</text:p>
          </table:table-cell>
          <table:table-cell office:value-type="date" office:date-value="2002-04-20T20:03:00" table:style-name="DateTimeCell">
            <text:p>2002-04-20 20:03:00</text:p>
          </table:table-cell>
          <table:table-cell office:value-type="string">
            <text:p>hoolq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</table:table-row>
        <table:table-row>
          <table:table-cell office:value-type="float" office:value="2">
            <text:p>2</text:p>
          </table:table-cell>
          <table:table-cell office:value-type="date" office:date-value="2003-04-20T02:44:00" table:style-name="DateTimeCell">
            <text:p>2003-04-20 02:44:00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date" office:date-value="2003-04-20T02:44:00" table:style-name="DateTimeCell">
            <text:p>2003-04-20 02:44:00</text:p>
          </table:table-cell>
          <table:table-cell office:value-type="string">
            <text:p>o2j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date" office:date-value="2003-04-20T02:44:00" table:style-name="DateTimeCell">
            <text:p>2003-04-20 02:44:00</text:p>
          </table:table-cell>
          <table:table-cell office:value-type="string">
            <text:p>wdow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date" office:date-value="2003-04-20T02:45:00" table:style-name="DateTimeCell">
            <text:p>2003-04-20 02:45:00</text:p>
          </table:table-cell>
          <table:table-cell office:value-type="string">
            <text:p>w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">
            <text:p>6</text:p>
          </table:table-cell>
          <table:table-cell office:value-type="date" office:date-value="2003-04-20T03:26:00" table:style-name="DateTimeCell">
            <text:p>2003-04-20 03:26:00</text:p>
          </table:table-cell>
          <table:table-cell office:value-type="string">
            <text:p>th
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">
            <text:p>7</text:p>
          </table:table-cell>
          <table:table-cell office:value-type="date" office:date-value="2003-04-20T03:27:00" table:style-name="DateTimeCell">
            <text:p>2003-04-20 03:27:00</text:p>
          </table:table-cell>
          <table:table-cell office:value-type="string">
            <text:p>th
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date" office:date-value="2003-04-20T03:27:00" table:style-name="DateTimeCell">
            <text:p>2003-04-20 03:27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9">
            <text:p>9</text:p>
          </table:table-cell>
          <table:table-cell office:value-type="date" office:date-value="2003-04-20T03:28:00" table:style-name="DateTimeCell">
            <text:p>2003-04-20 03:28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date" office:date-value="2003-04-20T03:29:00" table:style-name="DateTimeCell">
            <text:p>2003-04-20 03:29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date" office:date-value="2003-04-20T03:30:00" table:style-name="DateTimeCell">
            <text:p>2003-04-20 03:3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date" office:date-value="2003-04-20T09:49:00" table:style-name="DateTimeCell">
            <text:p>2003-04-20 09:49:0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date" office:date-value="2003-04-20T09:58:00" table:style-name="DateTimeCell">
            <text:p>2003-04-20 09:58:0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date" office:date-value="2003-04-20T09:59:00" table:style-name="DateTimeCell">
            <text:p>2003-04-20 09:59:0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date" office:date-value="2003-04-20T09:59:00" table:style-name="DateTimeCell">
            <text:p>2003-04-20 09:59:00</text:p>
          </table:table-cell>
          <table:table-cell office:value-type="string">
            <text:p>m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date" office:date-value="2003-04-20T10:00:00" table:style-name="DateTimeCell">
            <text:p>2003-04-20 10:00:00</text:p>
          </table:table-cell>
          <table:table-cell office:value-type="string">
            <text:p>m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date" office:date-value="2003-04-20T10:00:00" table:style-name="DateTimeCell">
            <text:p>2003-04-20 10:00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date" office:date-value="2003-04-20T10:00:00" table:style-name="DateTimeCell">
            <text:p>2003-04-20 10:00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date" office:date-value="2003-04-20T10:15:00" table:style-name="DateTimeCell">
            <text:p>2003-04-20 10:15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date" office:date-value="2003-04-20T10:16:00" table:style-name="DateTimeCell">
            <text:p>2003-04-20 10:16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date" office:date-value="2003-04-20T10:17:00" table:style-name="DateTimeCell">
            <text:p>2003-04-20 10:17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date" office:date-value="2003-04-20T10:19:00" table:style-name="DateTimeCell">
            <text:p>2003-04-20 10:19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date" office:date-value="2003-04-20T10:19:00" table:style-name="DateTimeCell">
            <text:p>2003-04-20 10:19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date" office:date-value="2003-04-20T10:20:00" table:style-name="DateTimeCell">
            <text:p>2003-04-20 10:20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date" office:date-value="2003-04-20T10:20:00" table:style-name="DateTimeCell">
            <text:p>2003-04-20 10:20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date" office:date-value="2003-04-20T10:20:00" table:style-name="DateTimeCell">
            <text:p>2003-04-20 10:20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7">
            <text:p>27</text:p>
          </table:table-cell>
          <table:table-cell office:value-type="date" office:date-value="2003-04-20T10:23:00" table:style-name="DateTimeCell">
            <text:p>2003-04-20 10:23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">
            <text:p>28</text:p>
          </table:table-cell>
          <table:table-cell office:value-type="date" office:date-value="2003-04-20T10:26:00" table:style-name="DateTimeCell">
            <text:p>2003-04-20 10:26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">
            <text:p>29</text:p>
          </table:table-cell>
          <table:table-cell office:value-type="date" office:date-value="2003-04-20T10:26:00" table:style-name="DateTimeCell">
            <text:p>2003-04-20 10:26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date" office:date-value="2003-04-20T10:27:00" table:style-name="DateTimeCell">
            <text:p>2003-04-20 10:27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1">
            <text:p>31</text:p>
          </table:table-cell>
          <table:table-cell office:value-type="date" office:date-value="2003-04-20T11:16:00" table:style-name="DateTimeCell">
            <text:p>2003-04-20 11:16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2">
            <text:p>32</text:p>
          </table:table-cell>
          <table:table-cell office:value-type="date" office:date-value="2003-04-20T11:17:00" table:style-name="DateTimeCell">
            <text:p>2003-04-20 11:17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3">
            <text:p>33</text:p>
          </table:table-cell>
          <table:table-cell office:value-type="date" office:date-value="2003-04-20T11:17:00" table:style-name="DateTimeCell">
            <text:p>2003-04-20 11:17:00</text:p>
          </table:table-cell>
          <table:table-cell office:value-type="string">
            <text:p>dddd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4">
            <text:p>34</text:p>
          </table:table-cell>
          <table:table-cell office:value-type="date" office:date-value="2003-04-20T11:18:00" table:style-name="DateTimeCell">
            <text:p>2003-04-20 11:18:00</text:p>
          </table:table-cell>
          <table:table-cell office:value-type="string">
            <text:p>prueba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5">
            <text:p>35</text:p>
          </table:table-cell>
          <table:table-cell office:value-type="date" office:date-value="2003-04-20T11:18:00" table:style-name="DateTimeCell">
            <text:p>2003-04-20 11:18:00</text:p>
          </table:table-cell>
          <table:table-cell office:value-type="string">
            <text:p>prueba 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6">
            <text:p>36</text:p>
          </table:table-cell>
          <table:table-cell office:value-type="date" office:date-value="2003-04-20T11:18:00" table:style-name="DateTimeCell">
            <text:p>2003-04-20 11:18:00</text:p>
          </table:table-cell>
          <table:table-cell office:value-type="string">
            <text:p>prueba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7">
            <text:p>37</text:p>
          </table:table-cell>
          <table:table-cell office:value-type="date" office:date-value="2003-04-20T11:18:00" table:style-name="DateTimeCell">
            <text:p>2003-04-20 11:18:00</text:p>
          </table:table-cell>
          <table:table-cell office:value-type="string">
            <text:p>prueba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8">
            <text:p>38</text:p>
          </table:table-cell>
          <table:table-cell office:value-type="date" office:date-value="2003-04-20T11:19:00" table:style-name="DateTimeCell">
            <text:p>2003-04-20 11:19:00</text:p>
          </table:table-cell>
          <table:table-cell office:value-type="string">
            <text:p>prueba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9">
            <text:p>39</text:p>
          </table:table-cell>
          <table:table-cell office:value-type="date" office:date-value="2003-04-20T11:21:00" table:style-name="DateTimeCell">
            <text:p>2003-04-20 11:21:00</text:p>
          </table:table-cell>
          <table:table-cell office:value-type="string">
            <text:p>prueba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0">
            <text:p>40</text:p>
          </table:table-cell>
          <table:table-cell office:value-type="date" office:date-value="2003-04-20T11:25:00" table:style-name="DateTimeCell">
            <text:p>2003-04-20 11:25:00</text:p>
          </table:table-cell>
          <table:table-cell office:value-type="string">
            <text:p>prueba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1">
            <text:p>41</text:p>
          </table:table-cell>
          <table:table-cell office:value-type="date" office:date-value="2003-04-20T11:35:00" table:style-name="DateTimeCell">
            <text:p>2003-04-20 11:35:00</text:p>
          </table:table-cell>
          <table:table-cell office:value-type="string">
            <text:p>hola mira chamo nesesitava saber si pud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2">
            <text:p>42</text:p>
          </table:table-cell>
          <table:table-cell office:value-type="date" office:date-value="2003-04-20T11:35:00" table:style-name="DateTimeCell">
            <text:p>2003-04-20 11:35:00</text:p>
          </table:table-cell>
          <table:table-cell office:value-type="string">
            <text:p>hola mira chamo nesesitava saber si pud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3">
            <text:p>43</text:p>
          </table:table-cell>
          <table:table-cell office:value-type="date" office:date-value="2003-04-20T11:35:00" table:style-name="DateTimeCell">
            <text:p>2003-04-20 11:35:00</text:p>
          </table:table-cell>
          <table:table-cell office:value-type="string">
            <text:p>hola mira chamo nesesitava saber si pude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4">
            <text:p>44</text:p>
          </table:table-cell>
          <table:table-cell office:value-type="date" office:date-value="2003-04-20T19:21:00" table:style-name="DateTimeCell">
            <text:p>2003-04-20 19:21:00</text:p>
          </table:table-cell>
          <table:table-cell office:value-type="string">
            <text:p>chavistasdemierda.co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5">
            <text:p>45</text:p>
          </table:table-cell>
          <table:table-cell office:value-type="date" office:date-value="2003-04-20T19:28:00" table:style-name="DateTimeCell">
            <text:p>2003-04-20 19:28:00</text:p>
          </table:table-cell>
          <table:table-cell office:value-type="string">
            <text:p>chavistasdemierda.co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6">
            <text:p>46</text:p>
          </table:table-cell>
          <table:table-cell office:value-type="date" office:date-value="2003-04-20T19:50:00" table:style-name="DateTimeCell">
            <text:p>2003-04-20 19:50:00</text:p>
          </table:table-cell>
          <table:table-cell office:value-type="string">
            <text:p>jj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7">
            <text:p>47</text:p>
          </table:table-cell>
          <table:table-cell office:value-type="date" office:date-value="2003-04-20T19:50:00" table:style-name="DateTimeCell">
            <text:p>2003-04-20 19:50:00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8">
            <text:p>48</text:p>
          </table:table-cell>
          <table:table-cell office:value-type="date" office:date-value="2003-04-20T19:50:00" table:style-name="DateTimeCell">
            <text:p>2003-04-20 19:50:00</text:p>
          </table:table-cell>
          <table:table-cell office:value-type="string">
            <text:p>&lt;p&gt;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9">
            <text:p>49</text:p>
          </table:table-cell>
          <table:table-cell office:value-type="date" office:date-value="2003-04-20T19:51:00" table:style-name="DateTimeCell">
            <text:p>2003-04-20 19:51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0">
            <text:p>50</text:p>
          </table:table-cell>
          <table:table-cell office:value-type="date" office:date-value="2003-04-20T19:52:00" table:style-name="DateTimeCell">
            <text:p>2003-04-20 19:52:00</text:p>
          </table:table-cell>
          <table:table-cell office:value-type="string">
            <text:p>&lt;p&gt;hola&lt;/p&gt;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1">
            <text:p>51</text:p>
          </table:table-cell>
          <table:table-cell office:value-type="date" office:date-value="2003-04-20T19:54:00" table:style-name="DateTimeCell">
            <text:p>2003-04-20 19:54:00</text:p>
          </table:table-cell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2">
            <text:p>52</text:p>
          </table:table-cell>
          <table:table-cell office:value-type="date" office:date-value="2003-04-20T19:55:00" table:style-name="DateTimeCell">
            <text:p>2003-04-20 19:55:00</text:p>
          </table:table-cell>
          <table:table-cell office:value-type="string">
            <text:p>: 51
Fecha2003-04-20 19:54:00
Comentario:
o
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3">
            <text:p>53</text:p>
          </table:table-cell>
          <table:table-cell office:value-type="date" office:date-value="2003-04-20T19:55:00" table:style-name="DateTimeCell">
            <text:p>2003-04-20 19:55:00</text:p>
          </table:table-cell>
          <table:table-cell office:value-type="string">
            <text:p>ID: 52
Fecha2003-04-20 19:55:00
Comentario:
: 51 Fecha2003-04-20 19:54:00 Comentario: 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4">
            <text:p>54</text:p>
          </table:table-cell>
          <table:table-cell office:value-type="date" office:date-value="2003-04-20T19:55:00" table:style-name="DateTimeCell">
            <text:p>2003-04-20 19:55:00</text:p>
          </table:table-cell>
          <table:table-cell office:value-type="string">
            <text:p>ID: 53
Fecha2003-04-20 19:55:00
Comentario:
ID: 52 Fecha2003-04-20 19:55:00 Comentario: : 51 Fecha2003-04-20 19:54:00 Comentario: 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5">
            <text:p>55</text:p>
          </table:table-cell>
          <table:table-cell office:value-type="date" office:date-value="2003-04-20T19:55:00" table:style-name="DateTimeCell">
            <text:p>2003-04-20 19:55:00</text:p>
          </table:table-cell>
          <table:table-cell office:value-type="string">
            <text:p>Fecha2003-04-20 19:55:00
Comentario:
ID: 53 Fecha2003-04-20 19:55:00 Comentario: ID: 52 Fecha2003-04-20 19:55:00 Comentario: : 51 Fecha2003-04-20 19:54:00 Comentario: 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6">
            <text:p>56</text:p>
          </table:table-cell>
          <table:table-cell office:value-type="date" office:date-value="2003-04-20T19:55:00" table:style-name="DateTimeCell">
            <text:p>2003-04-20 19:55:00</text:p>
          </table:table-cell>
          <table:table-cell office:value-type="string">
            <text:p>ID: 55
Fecha2003-04-20 19:55:00
Comentario:
Fecha2003-04-20 19:55:00 Comentario: ID: 53 Fecha2003-04-20 19:55:00 Comentario: ID: 52 Fecha2003-04-20 19:55:00 Comentario: : 51 Fecha2003-04-20 19:54:00 Comentario: o
Likes: 0
ID: 54
Fecha2003-04-20 19:55:00
Comentario:
ID: 53 Fecha2003-04-20 19:55:00 Comentario: ID: 52 Fecha2003-04-20 19:55:00 Comentario: : 51 Fecha2003-04-20 19:54:00 Comentario: o
Likes: 0
ID: 53
Fecha2003-04-20 19:55:00
Comentario:
ID: 52 Fecha2003-04-20 19:55:00 Comentario: : 51 Fecha2003-04-20 19:54:00 Comentario: o
Likes: 0
ID: 52
Fecha2003-04-20 19:55:00
Comentario:
: 51 Fecha2003-04-20 19:54:00 Comentario: o
Likes: 0
ID: 51
Fecha2003-04-20 19:54:00
Comentario:
o
Likes: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7">
            <text:p>57</text:p>
          </table:table-cell>
          <table:table-cell office:value-type="date" office:date-value="2003-04-20T19:56:00" table:style-name="DateTimeCell">
            <text:p>2003-04-20 19:56:00</text:p>
          </table:table-cell>
          <table:table-cell office:value-type="string">
            <text:p>ID: 56
Fecha2003-04-20 19:55:00
Comentario:
ID: 55 Fecha2003-04-20 19:55:00 Comentario: Fecha2003-04-20 19:55:00 Comentario: ID: 53 Fecha2003-04-20 19:55:00 Comentario: ID: 52 Fecha2003-04-20 19:55:00 Comentario: : 51 Fecha2003-04-20 19:54:00 Comentario: o Likes: 0 ID: 54 Fecha2003-04-20 19:55:00 Comentario: ID: 53 Fecha2003-04-20 19:55:00 Comentario: ID: 52 Fecha2003-04-20 19:55:00 Comentario: : 51 Fecha2003-04-20 19:54:00 Comentario: o Likes: 0 ID: 53 Fecha2003-04-20 19:55:00 Comentario: ID: 52 Fecha2003-04-20 19:55:00 Comentario: : 51 Fecha2003-04-20 19:54:00 Comentario: o Likes: 0 ID: 52 Fecha2003-04-20 19:55:00 Comentario: : 51 Fecha2003-04-20 19:54:00 Comentario: o Likes: 0 ID: 51 Fecha2003-04-20 19:54:00 Comentario: o Likes: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8">
            <text:p>58</text:p>
          </table:table-cell>
          <table:table-cell office:value-type="date" office:date-value="2003-04-20T19:57:00" table:style-name="DateTimeCell">
            <text:p>2003-04-20 19:57:00</text:p>
          </table:table-cell>
          <table:table-cell office:value-type="string">
            <text:p>ID: 56
Fecha2003-04-20 19:55:00
Comentario:
ID: 55 Fecha2003-04-20 19:55:00 Comentario: Fecha2003-04-20 19:55:00 Comentario: ID: 53 Fecha2003-04-20 19:55:00 Comentario: ID: 52 Fecha2003-04-20 19:55:00 Comentario: : 51 Fecha2003-04-20 19:54:00 Comentario: o Likes: 0 ID: 54 Fecha2003-04-20 19:55:00 Comentario: ID: 53 Fecha2003-04-20 19:55:00 Comentario: ID: 52 Fecha2003-04-20 19:55:00 Comentario: : 51 Fecha2003-04-20 19:54:00 Comentario: o Likes: 0 ID: 53 Fecha2003-04-20 19:55:00 Comentario: ID: 52 Fecha2003-04-20 19:55:00 Comentario: : 51 Fecha2003-04-20 19:54:00 Comentario: o Likes: 0 ID: 52 Fecha2003-04-20 19:55:00 Comentario: : 51 Fecha2003-04-20 19:54:00 Comentario: o Likes: 0 ID: 51 Fecha2003-04-20 19:54:00 Comentario: o Likes: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9">
            <text:p>59</text:p>
          </table:table-cell>
          <table:table-cell office:value-type="date" office:date-value="2003-04-20T19:57:00" table:style-name="DateTimeCell">
            <text:p>2003-04-20 19:57:00</text:p>
          </table:table-cell>
          <table:table-cell office:value-type="string">
            <text:p>ID: 56
Fecha2003-04-20 19:55:00
Comentario:
ID: 55 Fecha2003-04-20 19:55:00 Comentario: Fecha2003-04-20 19:55:00 Comentario: ID: 53 Fecha2003-04-20 19:55:00 Comentario: ID: 52 Fecha2003-04-20 19:55:00 Comentario: : 51 Fecha2003-04-20 19:54:00 Comentario: o Likes: 0 ID: 54 Fecha2003-04-20 19:55:00 Comentario: ID: 53 Fecha2003-04-20 19:55:00 Comentario: ID: 52 Fecha2003-04-20 19:55:00 Comentario: : 51 Fecha2003-04-20 19:54:00 Comentario: o Likes: 0 ID: 53 Fecha2003-04-20 19:55:00 Comentario: ID: 52 Fecha2003-04-20 19:55:00 Comentario: : 51 Fecha2003-04-20 19:54:00 Comentario: o Likes: 0 ID: 52 Fecha2003-04-20 19:55:00 Comentario: : 51 Fecha2003-04-20 19:54:00 Comentario: o Likes: 0 ID: 51 Fecha2003-04-20 19:54:00 Comentario: o Likes: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0">
            <text:p>60</text:p>
          </table:table-cell>
          <table:table-cell office:value-type="date" office:date-value="2003-04-20T19:57:00" table:style-name="DateTimeCell">
            <text:p>2003-04-20 19:57:00</text:p>
          </table:table-cell>
          <table:table-cell office:value-type="string">
            <text:p>ID: 56
Fecha2003-04-20 19:55:00
Comentario:
ID: 55 Fecha2003-04-20 19:55:00 Comentario: Fecha2003-04-20 19:55:00 Comentario: ID: 53 Fecha2003-04-20 19:55:00 Comentario: ID: 52 Fecha2003-04-20 19:55:00 Comentario: : 51 Fecha2003-04-20 19:54:00 Comentario: o Likes: 0 ID: 54 Fecha2003-04-20 19:55:00 Comentario: ID: 53 Fecha2003-04-20 19:55:00 Comentario: ID: 52 Fecha2003-04-20 19:55:00 Comentario: : 51 Fecha2003-04-20 19:54:00 Comentario: o Likes: 0 ID: 53 Fecha2003-04-20 19:55:00 Comentario: ID: 52 Fecha2003-04-20 19:55:00 Comentario: : 51 Fecha2003-04-20 19:54:00 Comentario: o Likes: 0 ID: 52 Fecha2003-04-20 19:55:00 Comentario: : 51 Fecha2003-04-20 19:54:00 Comentario: o Likes: 0 ID: 51 Fecha2003-04-20 19:54:00 Comentario: o Likes: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1">
            <text:p>61</text:p>
          </table:table-cell>
          <table:table-cell office:value-type="date" office:date-value="2003-04-20T19:58:00" table:style-name="DateTimeCell">
            <text:p>2003-04-20 19:58:00</text:p>
          </table:table-cell>
          <table:table-cell office:value-type="string">
            <text:p>j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2">
            <text:p>62</text:p>
          </table:table-cell>
          <table:table-cell office:value-type="date" office:date-value="2003-04-20T19:59:00" table:style-name="DateTimeCell">
            <text:p>2003-04-20 19:59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3">
            <text:p>63</text:p>
          </table:table-cell>
          <table:table-cell office:value-type="date" office:date-value="2003-04-20T19:59:00" table:style-name="DateTimeCell">
            <text:p>2003-04-20 19:59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4">
            <text:p>64</text:p>
          </table:table-cell>
          <table:table-cell office:value-type="date" office:date-value="2003-04-20T20:00:00" table:style-name="DateTimeCell">
            <text:p>2003-04-20 20:00:0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5">
            <text:p>65</text:p>
          </table:table-cell>
          <table:table-cell office:value-type="date" office:date-value="2003-04-20T20:00:00" table:style-name="DateTimeCell">
            <text:p>2003-04-20 20:00:00</text:p>
          </table:table-cell>
          <table:table-cell office:value-type="string">
            <text:p>hla como esta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6">
            <text:p>66</text:p>
          </table:table-cell>
          <table:table-cell office:value-type="date" office:date-value="2003-04-20T20:01:00" table:style-name="DateTimeCell">
            <text:p>2003-04-20 20:01:00</text:p>
          </table:table-cell>
          <table:table-cell office:value-type="string">
            <text:p>hla como esta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7">
            <text:p>67</text:p>
          </table:table-cell>
          <table:table-cell office:value-type="date" office:date-value="2004-04-20T06:32:00" table:style-name="DateTimeCell">
            <text:p>2004-04-20 06:32:00</text:p>
          </table:table-cell>
          <table:table-cell office:value-type="string">
            <text:p>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8">
            <text:p>68</text:p>
          </table:table-cell>
          <table:table-cell office:value-type="date" office:date-value="2004-04-20T06:36:00" table:style-name="DateTimeCell">
            <text:p>2004-04-20 06:36:00</text:p>
          </table:table-cell>
          <table:table-cell office:value-type="string">
            <text:p>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9">
            <text:p>69</text:p>
          </table:table-cell>
          <table:table-cell office:value-type="date" office:date-value="2004-04-20T06:37:00" table:style-name="DateTimeCell">
            <text:p>2004-04-20 06:37:00</text:p>
          </table:table-cell>
          <table:table-cell office:value-type="string">
            <text:p>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echo "ID: ".$view_publicaciones-&gt;get_construct(0,0). "&lt;br&gt;";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0">
            <text:p>70</text:p>
          </table:table-cell>
          <table:table-cell office:value-type="date" office:date-value="2004-04-20T06:53:00" table:style-name="DateTimeCell">
            <text:p>2004-04-20 06:53:00</text:p>
          </table:table-cell>
          <table:table-cell office:value-type="string">
            <text:p>ehe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1">
            <text:p>71</text:p>
          </table:table-cell>
          <table:table-cell office:value-type="date" office:date-value="2004-04-20T06:54:00" table:style-name="DateTimeCell">
            <text:p>2004-04-20 06:54:00</text:p>
          </table:table-cell>
          <table:table-cell office:value-type="string">
            <text:p>ehe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2">
            <text:p>72</text:p>
          </table:table-cell>
          <table:table-cell office:value-type="date" office:date-value="2004-04-20T06:54:00" table:style-name="DateTimeCell">
            <text:p>2004-04-20 06:54:00</text:p>
          </table:table-cell>
          <table:table-cell office:value-type="string">
            <text:p>epoej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3">
            <text:p>73</text:p>
          </table:table-cell>
          <table:table-cell office:value-type="date" office:date-value="2004-04-20T06:54:00" table:style-name="DateTimeCell">
            <text:p>2004-04-20 06:54:00</text:p>
          </table:table-cell>
          <table:table-cell office:value-type="string">
            <text:p>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nuvo mendaje: blablablablablbalab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4">
            <text:p>74</text:p>
          </table:table-cell>
          <table:table-cell office:value-type="date" office:date-value="2022-08-20T21:36:00" table:style-name="DateTimeCell">
            <text:p>2022-08-20 21:36:00</text:p>
          </table:table-cell>
          <table:table-cell office:value-type="string">
            <text:p>ho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5">
            <text:p>75</text:p>
          </table:table-cell>
          <table:table-cell office:value-type="date" office:date-value="2004-09-20T23:00:00" table:style-name="DateTimeCell">
            <text:p>2004-09-20 23:00:00</text:p>
          </table:table-cell>
          <table:table-cell office:value-type="string">
            <text:p>tengo que ir a buscar 2 latas donde isaura(prueba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76">
            <text:p>76</text:p>
          </table:table-cell>
          <table:table-cell office:value-type="date" office:date-value="2016-11-20T15:33:00" table:style-name="DateTimeCell">
            <text:p>2016-11-20 15:33:00</text:p>
          </table:table-cell>
          <table:table-cell office:value-type="string">
            <text:p>quee
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vehiculo_alcaldia">
        <table:table-row>
          <table:table-cell office:value-type="string">
            <text:p>Bin</text:p>
          </table:table-cell>
          <table:table-cell office:value-type="string">
            <text:p>Toreto</text:p>
          </table:table-cell>
          <table:table-cell office:value-type="float" office:value="11111111">
            <text:p>11111111</text:p>
          </table:table-cell>
          <table:table-cell office:value-type="string">
            <text:p/>
          </table:table-cell>
          <table:table-cell office:value-type="string">
            <text:p>Bera</text:p>
          </table:table-cell>
          <table:table-cell office:value-type="string">
            <text:p>Camarone</text:p>
          </table:table-cell>
          <table:table-cell office:value-type="string">
            <text:p>null</text:p>
          </table:table-cell>
          <table:table-cell office:value-type="string">
            <text:p>negro</text:p>
          </table:table-cell>
          <table:table-cell office:value-type="string">
            <text:p/>
          </table:table-cell>
          <table:table-cell office:value-type="float" office:value="1999">
            <text:p>1999</text:p>
          </table:table-cell>
          <table:table-cell office:value-type="string">
            <text:p/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Moreno</text:p>
          </table:table-cell>
          <table:table-cell office:value-type="float" office:value="13392013">
            <text:p>13392013</text:p>
          </table:table-cell>
          <table:table-cell office:value-type="string">
            <text:p/>
          </table:table-cell>
          <table:table-cell office:value-type="string">
            <text:p>Chrevrolet</text:p>
          </table:table-cell>
          <table:table-cell office:value-type="string">
            <text:p>Plus</text:p>
          </table:table-cell>
          <table:table-cell office:value-type="string">
            <text:p>nll</text:p>
          </table:table-cell>
          <table:table-cell office:value-type="string">
            <text:p>rojo</text:p>
          </table:table-cell>
          <table:table-cell office:value-type="string">
            <text:p/>
          </table:table-cell>
          <table:table-cell office:value-type="float" office:value="2000">
            <text:p>2000</text:p>
          </table:table-cell>
          <table:table-cell office:value-type="string">
            <text:p/>
          </table:table-cell>
        </table:table-row>
        <table:table-row>
          <table:table-cell office:value-type="string">
            <text:p>Aristeres</text:p>
          </table:table-cell>
          <table:table-cell office:value-type="string">
            <text:p>Franco</text:p>
          </table:table-cell>
          <table:table-cell office:value-type="float" office:value="14053324">
            <text:p>14053324</text:p>
          </table:table-cell>
          <table:table-cell office:value-type="string">
            <text:p>Moto</text:p>
          </table:table-cell>
          <table:table-cell office:value-type="string">
            <text:p>Empire</text:p>
          </table:table-cell>
          <table:table-cell office:value-type="string">
            <text:p>Kewa</text:p>
          </table:table-cell>
          <table:table-cell office:value-type="string">
            <text:p>null</text:p>
          </table:table-cell>
          <table:table-cell office:value-type="string">
            <text:p>Gris</text:p>
          </table:table-cell>
          <table:table-cell office:value-type="string">
            <text:p/>
          </table:table-cell>
          <table:table-cell office:value-type="float" office:value="2009">
            <text:p>2009</text:p>
          </table:table-cell>
          <table:table-cell office:value-type="string">
            <text:p>Trementinos</text:p>
          </table:table-cell>
        </table:table-row>
        <table:table-row>
          <table:table-cell office:value-type="string">
            <text:p>Jormario</text:p>
          </table:table-cell>
          <table:table-cell office:value-type="string">
            <text:p>Viloria Moreno</text:p>
          </table:table-cell>
          <table:table-cell office:value-type="float" office:value="24931621">
            <text:p>24931621</text:p>
          </table:table-cell>
          <table:table-cell office:value-type="string">
            <text:p>Moto</text:p>
          </table:table-cell>
          <table:table-cell office:value-type="string">
            <text:p>Bera</text:p>
          </table:table-cell>
          <table:table-cell office:value-type="string">
            <text:p>Arsen</text:p>
          </table:table-cell>
          <table:table-cell office:value-type="string">
            <text:p>null</text:p>
          </table:table-cell>
          <table:table-cell office:value-type="string">
            <text:p>AA6T4OR</text:p>
          </table:table-cell>
          <table:table-cell office:value-type="string">
            <text:p>Azul</text:p>
          </table:table-cell>
          <table:table-cell office:value-type="float" office:value="2013">
            <text:p>2013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ranko</text:p>
          </table:table-cell>
          <table:table-cell office:value-type="string">
            <text:p>Moreno</text:p>
          </table:table-cell>
          <table:table-cell office:value-type="float" office:value="28542819">
            <text:p>28542819</text:p>
          </table:table-cell>
          <table:table-cell office:value-type="string">
            <text:p>Moto</text:p>
          </table:table-cell>
          <table:table-cell office:value-type="string">
            <text:p>Bera</text:p>
          </table:table-cell>
          <table:table-cell office:value-type="string">
            <text:p>Jawu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eg</text:p>
          </table:table-cell>
          <table:table-cell office:value-type="float" office:value="2015">
            <text:p>2015</text:p>
          </table:table-cell>
          <table:table-cell office:value-type="string">
            <text:p>NULL</text:p>
          </table:table-cell>
        </table:table-row>
      </table:table>
      <table:table table:name="ventas">
        <table:table-row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4053324">
            <text:p>140533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date" office:date-value="2031-08-20" table:style-name="DateCell">
            <text:p>2031-08-20</text:p>
          </table:table-cell>
          <table:table-cell office:value-type="string">
            <text:p>Efec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nu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Isaura</text:p>
          </table:table-cell>
          <table:table-cell office:value-type="string">
            <text:p>Hernandez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82408">
            <text:p>1082408</text:p>
          </table:table-cell>
          <table:table-cell office:value-type="string">
            <text:p>Cafe crudo</text:p>
          </table:table-cell>
          <table:table-cell office:value-type="date" office:date-value="2022-09-20" table:style-name="DateCell">
            <text:p>2022-09-20</text:p>
          </table:table-cell>
          <table:table-cell office:value-type="string">
            <text:p>Efec</text:p>
          </table:table-cell>
          <table:table-cell office:value-type="string">
            <text:p>compra</text:p>
          </table:table-cell>
          <table:table-cell office:value-type="string">
            <text:p>NULL</text:p>
          </table:table-cell>
          <table:table-cell office:value-type="string">
            <text:p>Sin Procesa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Gilmer</text:p>
          </table:table-cell>
          <table:table-cell office:value-type="string">
            <text:p>Zapata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Cafe crudo</text:p>
          </table:table-cell>
          <table:table-cell office:value-type="date" office:date-value="2022-09-20" table:style-name="DateCell">
            <text:p>2022-09-20</text:p>
          </table:table-cell>
          <table:table-cell office:value-type="string">
            <text:p>Efec</text:p>
          </table:table-cell>
          <table:table-cell office:value-type="string">
            <text:p>compra</text:p>
          </table:table-cell>
          <table:table-cell office:value-type="string">
            <text:p>NULL</text:p>
          </table:table-cell>
          <table:table-cell office:value-type="string">
            <text:p>Sin Proces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4</meta:generator>
    <meta:initial-creator>phpMyAdmin 4.7.4</meta:initial-creator>
    <meta:creation-date>2020-11-16T15:38:40</meta:creation-date>
  </office:meta>
</office:document-meta>
</file>